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729fcf" draw:fill="solid" draw:fill-color="#83ca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000000"/>
    </style:style>
    <style:style style:name="P4" style:family="paragraph">
      <style:text-properties fo:color="#00cc00"/>
    </style:style>
    <style:style style:name="T1" style:family="text">
      <style:text-properties fo:color="#000000"/>
    </style:style>
    <style:style style:name="T2" style:family="text">
      <style:text-properties fo:color="#ff3333"/>
    </style:style>
    <style:style style:name="T3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8.4cm" svg:height="0.962cm" svg:x="9.8cm" svg:y="1cm">
          <draw:text-box>
            <text:p>Decision tree of profile.xml</text:p>
          </draw:text-box>
        </draw:frame>
        <draw:frame draw:style-name="gr2" draw:layer="layout" svg:width="6.45cm" svg:height="0.962cm" svg:x="10.4cm" svg:y="2.638cm">
          <draw:text-box>
            <text:p>Sentence recognised</text:p>
          </draw:text-box>
        </draw:frame>
        <draw:line draw:style-name="gr3" draw:text-style-name="P1" draw:layer="layout" svg:x1="13.6cm" svg:y1="3.8cm" svg:x2="4.2cm" svg:y2="4.4cm">
          <text:p/>
        </draw:line>
        <draw:custom-shape draw:style-name="gr4" draw:text-style-name="P1" draw:layer="layout" svg:width="6.2cm" svg:height="2.6cm" svg:x="1.4cm" svg:y="4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328cm" svg:height="0.962cm" svg:x="1.472cm" svg:y="6.2cm">
          <draw:text-box>
            <text:p>Command: boost</text:p>
          </draw:text-box>
        </draw:frame>
        <draw:custom-shape draw:style-name="gr4" draw:text-style-name="P1" draw:layer="layout" svg:width="6.4cm" svg:height="2.6cm" svg:x="14cm" svg:y="5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7cm" svg:height="0.962cm" svg:x="14.73cm" svg:y="5.838cm">
          <draw:text-box>
            <text:p>Words: increase</text:p>
          </draw:text-box>
        </draw:frame>
        <draw:line draw:style-name="gr3" draw:text-style-name="P1" draw:layer="layout" svg:x1="13.6cm" svg:y1="3.8cm" svg:x2="17.4cm" svg:y2="4.8cm">
          <text:p/>
        </draw:line>
        <draw:line draw:style-name="gr3" draw:text-style-name="P1" draw:layer="layout" svg:x1="4cm" svg:y1="7.2cm" svg:x2="4cm" svg:y2="8.6cm">
          <text:p/>
        </draw:line>
        <draw:frame draw:style-name="gr2" draw:layer="layout" svg:width="4.388cm" svg:height="0.962cm" svg:x="1.99cm" svg:y="8.6cm">
          <draw:text-box>
            <text:p>Trigger: boost</text:p>
          </draw:text-box>
        </draw:frame>
        <draw:line draw:style-name="gr3" draw:text-style-name="P1" draw:layer="layout" svg:x1="17.2cm" svg:y1="7.8cm" svg:x2="11.6cm" svg:y2="10.2cm">
          <text:p/>
        </draw:line>
        <draw:line draw:style-name="gr3" draw:text-style-name="P1" draw:layer="layout" svg:x1="17.2cm" svg:y1="7.8cm" svg:x2="23.4cm" svg:y2="10.838cm">
          <text:p/>
        </draw:line>
        <draw:custom-shape draw:style-name="gr4" draw:text-style-name="P1" draw:layer="layout" svg:width="6.4cm" svg:height="2.6cm" svg:x="8.222cm" svg:y="10.36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29cm" svg:height="0.962cm" svg:x="8.952cm" svg:y="11cm">
          <draw:text-box>
            <text:p>Words: shield</text:p>
          </draw:text-box>
        </draw:frame>
        <draw:custom-shape draw:style-name="gr4" draw:text-style-name="P1" draw:layer="layout" svg:width="7.8cm" svg:height="2.6cm" svg:x="20cm" svg:y="1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401cm" svg:height="0.962cm" svg:x="21.33cm" svg:y="11.638cm">
          <draw:text-box>
            <text:p>Words: speed</text:p>
          </draw:text-box>
        </draw:frame>
        <draw:line draw:style-name="gr3" draw:text-style-name="P1" draw:layer="layout" svg:x1="24cm" svg:y1="13.8cm" svg:x2="24cm" svg:y2="15.4cm">
          <text:p/>
        </draw:line>
        <draw:frame draw:style-name="gr2" draw:layer="layout" svg:width="7.131cm" svg:height="0.962cm" svg:x="20.469cm" svg:y="15.638cm">
          <draw:text-box>
            <text:p>Trigger: increase speed</text:p>
          </draw:text-box>
        </draw:frame>
        <draw:custom-shape draw:style-name="gr5" draw:text-style-name="P1" draw:layer="layout" svg:width="9.4cm" svg:height="2.6cm" svg:x="0.2cm" svg:y="14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7cm" svg:height="0.962cm" svg:x="14.73cm" svg:y="5.838cm">
          <draw:text-box>
            <text:p>Words: increase</text:p>
          </draw:text-box>
        </draw:frame>
        <draw:custom-shape draw:style-name="gr4" draw:text-style-name="P1" draw:layer="layout" svg:width="9.446cm" svg:height="2.6cm" svg:x="9.822cm" svg:y="14.56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016cm" svg:height="0.962cm" svg:x="12.4cm" svg:y="15.238cm">
          <draw:text-box>
            <text:p>Words: back</text:p>
          </draw:text-box>
        </draw:frame>
        <draw:frame draw:style-name="gr2" draw:layer="layout" svg:width="3.948cm" svg:height="0.962cm" svg:x="3.074cm" svg:y="15.276cm">
          <draw:text-box>
            <text:p>Words: front</text:p>
          </draw:text-box>
        </draw:frame>
        <draw:line draw:style-name="gr3" draw:text-style-name="P1" draw:layer="layout" svg:x1="11.022cm" svg:y1="12.962cm" svg:x2="6.022cm" svg:y2="14.362cm">
          <text:p/>
        </draw:line>
        <draw:line draw:style-name="gr3" draw:text-style-name="P1" draw:layer="layout" svg:x1="11.022cm" svg:y1="12.962cm" svg:x2="13.022cm" svg:y2="14.362cm">
          <text:p/>
        </draw:line>
        <draw:line draw:style-name="gr3" draw:text-style-name="P1" draw:layer="layout" svg:x1="5.822cm" svg:y1="17.362cm" svg:x2="5.822cm" svg:y2="18.562cm">
          <text:p/>
        </draw:line>
        <draw:line draw:style-name="gr3" draw:text-style-name="P1" draw:layer="layout" svg:x1="12.622cm" svg:y1="17.362cm" svg:x2="12.622cm" svg:y2="18.562cm">
          <text:p/>
        </draw:line>
        <draw:frame draw:style-name="gr2" draw:layer="layout" svg:width="8.507cm" svg:height="0.962cm" svg:x="1cm" svg:y="18.638cm">
          <draw:text-box>
            <text:p>Trigger: increase front shield</text:p>
          </draw:text-box>
        </draw:frame>
        <draw:frame draw:style-name="gr2" draw:layer="layout" svg:width="8.575cm" svg:height="0.962cm" svg:x="10.2cm" svg:y="18.6cm">
          <draw:text-box>
            <text:p>Trigger: increase back shield</text:p>
          </draw:text-box>
        </draw:frame>
        <draw:frame draw:style-name="gr2" draw:text-style-name="P2" draw:layer="layout" svg:width="2.407cm" svg:height="0.962cm" svg:x="3cm" svg:y="4.476cm">
          <draw:text-box>
            <text:p text:style-name="P2">&lt;final&gt;</text:p>
          </draw:text-box>
        </draw:frame>
        <draw:frame draw:style-name="gr2" draw:text-style-name="P2" draw:layer="layout" svg:width="2.407cm" svg:height="0.962cm" svg:x="3.8cm" svg:y="14.438cm">
          <draw:text-box>
            <text:p text:style-name="P2">&lt;final&gt;</text:p>
          </draw:text-box>
        </draw:frame>
        <draw:frame draw:style-name="gr2" draw:text-style-name="P2" draw:layer="layout" svg:width="2.407cm" svg:height="0.962cm" svg:x="13.593cm" svg:y="14.4cm">
          <draw:text-box>
            <text:p text:style-name="P2">&lt;final&gt;</text:p>
          </draw:text-box>
        </draw:frame>
        <draw:frame draw:style-name="gr2" draw:text-style-name="P2" draw:layer="layout" svg:width="2.653cm" svg:height="0.962cm" svg:x="15.747cm" svg:y="5.038cm">
          <draw:text-box>
            <text:p text:style-name="P2">&lt;node&gt;</text:p>
          </draw:text-box>
        </draw:frame>
        <draw:frame draw:style-name="gr2" draw:text-style-name="P2" draw:layer="layout" svg:width="2.653cm" svg:height="0.962cm" svg:x="9.969cm" svg:y="10.2cm">
          <draw:text-box>
            <text:p text:style-name="P2">&lt;node&gt;</text:p>
          </draw:text-box>
        </draw:frame>
        <draw:frame draw:style-name="gr2" draw:text-style-name="P2" draw:layer="layout" svg:width="2.407cm" svg:height="0.962cm" svg:x="22.347cm" svg:y="10.838cm">
          <draw:text-box>
            <text:p text:style-name="P2">&lt;final&gt;</text:p>
          </draw:text-box>
        </draw:frame>
        <draw:frame draw:style-name="gr2" draw:layer="layout" svg:width="9.447cm" svg:height="0.962cm" svg:x="0cm" svg:y="16.238cm">
          <draw:text-box>
            <text:p>Command: increase front shield</text:p>
          </draw:text-box>
        </draw:frame>
        <draw:frame draw:style-name="gr2" draw:layer="layout" svg:width="9.515cm" svg:height="0.962cm" svg:x="9.753cm" svg:y="16.2cm">
          <draw:text-box>
            <text:p>Command: increase back shield</text:p>
          </draw:text-box>
        </draw:frame>
        <draw:frame draw:style-name="gr2" draw:layer="layout" svg:width="8.071cm" svg:height="0.962cm" svg:x="19.8cm" svg:y="12.438cm">
          <draw:text-box>
            <text:p>Command: increase speed</text:p>
          </draw:text-box>
        </draw:frame>
        <draw:frame draw:style-name="gr2" draw:layer="layout" svg:width="4.227cm" svg:height="0.962cm" svg:x="2.052cm" svg:y="5.238cm">
          <draw:text-box>
            <text:p>Words: boost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14.205cm" svg:height="0.962cm" svg:x="6cm" svg:y="3.638cm">
          <draw:text-box>
            <text:p text:style-name="P2"><text:span text:style-name="T1">“</text:span><text:span text:style-name="T2">boost</text:span><text:span text:style-name="T1">” and “Need a </text:span><text:span text:style-name="T3">boost</text:span><text:span text:style-name="T1"> here”→ Trigger: boost</text:span></text:p>
          </draw:text-box>
        </draw:frame>
        <draw:frame draw:style-name="gr2" draw:text-style-name="P3" draw:layer="layout" svg:width="22.3cm" svg:height="0.962cm" svg:x="2.1cm" svg:y="4.638cm">
          <draw:text-box>
            <text:p text:style-name="P2"><text:span text:style-name="T1">“</text:span><text:span text:style-name="T1">Please, </text:span><text:span text:style-name="T3">increase</text:span><text:span text:style-name="T1"> the </text:span><text:span text:style-name="T3">speed</text:span><text:span text:style-name="T1">” and “</text:span><text:span text:style-name="T2">increase</text:span><text:span text:style-name="T1"> </text:span><text:span text:style-name="T2">speed</text:span><text:span text:style-name="T1">” → Trigger: increase speed</text:span></text:p>
          </draw:text-box>
        </draw:frame>
        <draw:frame draw:style-name="gr2" draw:text-style-name="P3" draw:layer="layout" svg:width="27.981cm" svg:height="0.962cm" svg:x="-0.2cm" svg:y="5.962cm">
          <draw:text-box>
            <text:p text:style-name="P2"><text:span text:style-name="T1">“</text:span><text:span text:style-name="T1">I need you to </text:span><text:span text:style-name="T3">increase</text:span><text:span text:style-name="T1"> the </text:span><text:span text:style-name="T3">front shield</text:span><text:span text:style-name="T1">” and “</text:span><text:span text:style-name="T2">increase front shield</text:span><text:span text:style-name="T1">” → Trigger: increase front shield</text:span></text:p>
          </draw:text-box>
        </draw:frame>
        <draw:frame draw:style-name="gr2" draw:text-style-name="P2" draw:layer="layout" svg:width="3.423cm" svg:height="0.962cm" svg:x="11.177cm" svg:y="0.8cm">
          <draw:text-box>
            <text:p text:style-name="P2">Command</text:p>
          </draw:text-box>
        </draw:frame>
        <draw:frame draw:style-name="gr2" draw:text-style-name="P4" draw:layer="layout" svg:width="2.322cm" svg:height="0.962cm" svg:x="11.177cm" svg:y="1.6cm">
          <draw:text-box>
            <text:p text:style-name="P4">Words</text:p>
          </draw:text-box>
        </draw:frame>
        <draw:frame draw:style-name="gr2" draw:text-style-name="P3" draw:layer="layout" svg:width="23.985cm" svg:height="0.962cm" svg:x="2.479cm" svg:y="10.063cm">
          <draw:text-box>
            <text:p text:style-name="P3">Because of the dictation engine low accuracy, the <text:span text:style-name="T2">commands</text:span> are better recognised.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</meta:initial-creator>
    <meta:creation-date>2015-02-06T13:45:57.106936772</meta:creation-date>
    <dc:date>2015-02-06T14:22:35.323781186</dc:date>
    <dc:creator>Benjamin </dc:creator>
    <meta:editing-duration>PT3M47S</meta:editing-duration>
    <meta:editing-cycles>1</meta:editing-cycles>
    <meta:document-statistic meta:object-count="70"/>
    <meta:generator>LibreOffice/4.2.7.2$Linux_X86_64 LibreOffice_project/420m0$Build-2</meta:generator>
  </office:meta>
</office:document-meta>
</file>